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224" officeooo:paragraph-rsid="00144224"/>
    </style:style>
    <style:style style:name="T1" style:family="text">
      <style:text-properties officeooo:rsid="0015eb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Universidad San Francisco de Quito</text:p>
      <text:p text:style-name="P1"/>
      <text:p text:style-name="P1"/>
      <text:p text:style-name="P1">Programación para web</text:p>
      <text:p text:style-name="P1">Prof. Alejandro Velasco</text:p>
      <text:p text:style-name="P1"/>
      <text:p text:style-name="P1">Avance 1 del proyecto.</text:p>
      <text:p text:style-name="P1"/>
      <text:p text:style-name="P1"/>
      <text:p text:style-name="P1">Integrantes:</text:p>
      <text:p text:style-name="P1"><text:tab/>-<text:tab/>Josue García<text:tab/><text:tab/><text:tab/><text:span text:style-name="T1">00125803</text:span><text:tab/></text:p>
      <text:p text:style-name="P1"><text:tab/>-<text:tab/>Jonathan Ocles<text:tab/><text:tab/>00112226</text:p>
      <text:p text:style-name="P1"/>
      <text:p text:style-name="P1">Objetivo:</text:p>
      <text:p text:style-name="P1"/>
      <text:p text:style-name="P1">Se tiene como objetivo recrear una versión del juego Mortal Combat, para ello se utilizará PROCESSING como ambiente de desarrollo y Java como lenguaje de programación.</text:p>
      <text:p text:style-name="P1"/>
      <text:p text:style-name="P1">Trama:</text:p>
      <text:p text:style-name="P1"/>
      <text:p text:style-name="P1">El profesor como máxima autoridad de la clase, ha dispuesto que solamente dará una A en el curso, lo que ha creado gran polémica en el estudiantado. Se ha dispuesto ver quién es el más apto para recibir esa nota, y para ello esa persona deberá mostrar su valor, capacidad y técnica para derrotar al adversario en una pelea a muerte, donde el último sobreviviente tendrá su prueba final, la cual consiste en vencer al último guerrero (el profesor) para obtener la calificación ofrecida,</text:p>
      <text:p text:style-name="P1"/>
      <text:p text:style-name="P1"/>
      <text:p text:style-name="P1">Características:</text:p>
      <text:p text:style-name="P1"/>
      <text:p text:style-name="P1">-<text:tab/>El juego será de modo multijugador.</text:p>
      <text:p text:style-name="P1">-<text:tab/>Para el contrincante final se tiene pensado que el profesor sea manejado por la PC (opcional: aún no definid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0:33:09.158827545</meta:creation-date>
    <dc:date>2017-02-24T20:44:30.714551963</dc:date>
    <meta:editing-duration>PT1M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64" meta:character-count="1001" meta:non-whitespace-character-count="842"/>
  </office:meta>
</office:document-meta>
</file>